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FreeMono" fo:font-size="14pt" officeooo:rsid="00001e73" officeooo:paragraph-rsid="00001e73" style:font-size-asian="14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style:font-name="FreeMono" fo:font-size="14pt" officeooo:rsid="00001e73" officeooo:paragraph-rsid="000024b7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FreeMono" fo:font-size="14pt" officeooo:rsid="00001e73" officeooo:paragraph-rsid="0006e366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FreeMono" fo:font-size="14pt" officeooo:rsid="000024b7" officeooo:paragraph-rsid="000024b7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FreeMono" fo:font-size="14pt" officeooo:rsid="0000485b" officeooo:paragraph-rsid="0000485b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FreeMono" fo:font-size="14pt" officeooo:rsid="0000485b" officeooo:paragraph-rsid="00048d49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FreeMono" fo:font-size="14pt" officeooo:rsid="00048d49" officeooo:paragraph-rsid="00048d49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style:font-name="FreeMono" fo:font-size="14pt" officeooo:rsid="00098fe5" officeooo:paragraph-rsid="00098fe5" style:font-size-asian="14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FreeMono" fo:font-size="14pt" officeooo:rsid="000d4cde" officeooo:paragraph-rsid="000d4cde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FreeMono" fo:font-size="14pt" fo:font-weight="bold" officeooo:rsid="000024b7" officeooo:paragraph-rsid="000024b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FreeMono" fo:font-size="14pt" fo:font-weight="bold" officeooo:rsid="0000485b" officeooo:paragraph-rsid="0000485b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style:font-name="FreeMono" fo:font-size="14pt" fo:font-weight="bold" officeooo:rsid="00001e73" officeooo:paragraph-rsid="00001e7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FreeMono" fo:font-size="14pt" fo:font-weight="bold" officeooo:rsid="0005bd86" officeooo:paragraph-rsid="0005bd8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style:font-name="FreeMono" fo:font-size="14pt" fo:font-weight="normal" officeooo:rsid="00001e73" officeooo:paragraph-rsid="00001e7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center" style:justify-single-word="false" fo:break-before="page"/>
      <style:text-properties style:font-name="FreeMono" fo:font-size="14pt" fo:font-weight="bold" officeooo:rsid="00001e73" officeooo:paragraph-rsid="00001e7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start" style:justify-single-word="false" fo:break-before="page"/>
      <style:text-properties style:font-name="FreeMono" fo:font-size="14pt" fo:font-weight="normal" officeooo:rsid="00025d61" officeooo:paragraph-rsid="00025d61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FreeMono" fo:font-size="14pt" fo:font-weight="bold" officeooo:rsid="001fcc5c" officeooo:paragraph-rsid="001fcc5c" style:font-size-asian="14pt" style:font-weight-asian="bold" style:font-size-complex="14pt" style:font-weight-complex="bold"/>
    </style:style>
    <style:style style:name="T1" style:family="text">
      <style:text-properties officeooo:rsid="00098fe5"/>
    </style:style>
    <style:style style:name="T2" style:family="text">
      <style:text-properties officeooo:rsid="001e1fdc"/>
    </style:style>
    <style:style style:name="T3" style:family="text">
      <style:text-properties officeooo:rsid="001fcc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<text:span text:style-name="T3">10</text:span>-<text:span text:style-name="T3">4</text:span>-2015</text:p>
      <text:p text:style-name="P1">CPE 324</text:p>
      <text:p text:style-name="P1"/>
      <text:p text:style-name="P12"/>
      <text:p text:style-name="P12">Lab Report <text:span text:style-name="T2">#8</text:span></text:p>
      <text:p text:style-name="P13"/>
      <text:p text:style-name="P17">Temperature Sensor</text:p>
      <text:p text:style-name="P14"/>
      <text:p text:style-name="P16"/>
      <text:p text:style-name="P15">Introduction</text:p>
      <text:p text:style-name="P3"><text:tab/><text:span text:style-name="T3">In this lab we operate with some level of real-world scenario by designing a single module to integrate with an existing set of IP written in a variety of formats. </text:span></text:p>
      <text:p text:style-name="P2"/>
      <text:p text:style-name="P2"/>
      <text:p text:style-name="P10">Theory and Analysis</text:p>
      <text:p text:style-name="P8"><text:tab/></text:p>
      <text:p text:style-name="P4"/>
      <text:p text:style-name="P4"/>
      <text:p text:style-name="P10">Procedures</text:p>
      <text:p text:style-name="P9"><text:tab/></text:p>
      <text:p text:style-name="P4"/>
      <text:p text:style-name="P11">Results</text:p>
      <text:p text:style-name="P7"/>
      <text:p text:style-name="P6"/>
      <text:p text:style-name="P5"/>
      <text:p text:style-name="P11">Conclusion <text:span text:style-name="T1">and Discussion</text:span></text:p>
      <text:p text:style-name="P5"><text:tab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09:55:31.482207347</meta:creation-date>
    <dc:date>2015-04-24T13:19:06.807151863</dc:date>
    <meta:editing-duration>P1DT1H50M7S</meta:editing-duration>
    <meta:editing-cycles>35</meta:editing-cycles>
    <meta:generator>LibreOffice/4.4.2.2$Linux_X86_64 LibreOffice_project/40m0$Build-2</meta:generator>
    <meta:print-date>2015-02-06T11:05:34.032646216</meta:print-date>
    <meta:document-statistic meta:table-count="0" meta:image-count="0" meta:object-count="0" meta:page-count="3" meta:paragraph-count="14" meta:word-count="49" meta:character-count="304" meta:non-whitespace-character-count="261"/>
  </office:meta>
</office:document-meta>
</file>